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4/07/17 – Class Meeting Notes </text:p>
      <text:p text:style-name="Standard"/>
      <text:p text:style-name="Standard">Francesco transcription done </text:p>
      <text:p text:style-name="Standard"/>
      <text:p text:style-name="Standard">Still waiting on the rest </text:p>
      <text:p text:style-name="Standard"><text:tab/>Taylor has man on street transcriptions</text:p>
      <text:p text:style-name="Standard"><text:tab/>Woodson shoot – Done – Bijan </text:p>
      <text:p text:style-name="Standard"><text:tab/></text:p>
      <text:p text:style-name="Standard">Logging – since we can only log on one – attached to hard drive</text:p>
      <text:p text:style-name="Standard"><text:tab/>we will move it around the lab computers</text:p>
      <text:p text:style-name="Standard"/>
      <text:p text:style-name="Standard">Russell Gant went great</text:p>
      <text:p text:style-name="Standard"><text:tab/>livley and informative </text:p>
      <text:p text:style-name="Standard"><text:tab/>got B-Roll</text:p>
      <text:p text:style-name="Standard"><text:tab/>sound bites collected about the orchestra </text:p>
      <text:p text:style-name="Standard"><text:tab/><text:tab/>named Florida Orchestra </text:p>
      <text:p text:style-name="Standard"/>
      <text:p text:style-name="Standard"><text:tab/>Talks about how audience has not declined </text:p>
      <text:p text:style-name="Standard"><text:tab/>realationship of classical music to pop culture</text:p>
      <text:p text:style-name="Standard"><text:tab/>Emotional connection</text:p>
      <text:p text:style-name="Standard"><text:tab/>timelessness</text:p>
      <text:p text:style-name="Standard"><text:tab/>how it helps people relate to one another </text:p>
      <text:p text:style-name="Standard"><text:tab/>different ways orchestra is capturing the </text:p>
      <text:p text:style-name="Standard"><text:tab/></text:p>
      <text:p text:style-name="Standard"><text:tab/></text:p>
      <text:p text:style-name="Standard">Build a Facebook page</text:p>
      <text:p text:style-name="Standard"><text:tab/>Next week we will for this </text:p>
      <text:p text:style-name="Standard"><text:s/></text:p>
      <text:p text:style-name="Standard">There are a great deal of sound bites collected that talk of classical music</text:p>
      <text:p text:style-name="Standard"><text:tab/>even when the interview was a little dark </text:p>
      <text:p text:style-name="Standard"/>
      <text:p text:style-name="Standard">Interveiws going well this past week </text:p>
      <text:p text:style-name="Standard"><text:tab/>Man on the Street – also went well </text:p>
      <text:p text:style-name="Standard"><text:tab/></text:p>
      <text:p text:style-name="Standard">93.3 – dodging the interview </text:p>
      <text:p text:style-name="Standard"><text:tab/>Katie Summers interview not working </text:p>
      <text:p text:style-name="Standard"><text:tab/>Cox Media Group? - </text:p>
      <text:p text:style-name="Standard"><text:tab/></text:p>
      <text:p text:style-name="Standard">JamiKay looking at interviews and looking to get additional B-Roll</text:p>
      <text:p text:style-name="Standard"><text:tab/>There are recitals that can provide B-Roll </text:p>
      <text:p text:style-name="Standard"/>
      <text:p text:style-name="Standard">By WEDNESDAY – NO MORE SHOOTING </text:p>
      <text:p text:style-name="Standard"><text:tab/></text:p>
      <text:p text:style-name="Standard">BULLSTOCK?</text:p>
      <text:p text:style-name="Standard"><text:tab/>Not really going to help</text:p>
      <text:p text:style-name="Standard"><text:tab/>do we need it?</text:p>
      <text:p text:style-name="Standard"><text:tab/></text:p>
      <text:p text:style-name="Standard">Subject – Power of Classical Music </text:p>
      <text:p text:style-name="Standard"><text:tab/></text:p>
      <text:p text:style-name="Standard"><text:soft-page-break/>Michael Francis</text:p>
      <text:p text:style-name="Standard"><text:tab/>spoke of future of conducting </text:p>
      <text:p text:style-name="Standard"><text:tab/></text:p>
      <text:p text:style-name="Standard">Francesco</text:p>
      <text:p text:style-name="Standard"><text:tab/>he talked about USF conducting </text:p>
      <text:p text:style-name="Standard"><text:tab/>how it's difficult to be involved in art community </text:p>
      <text:p text:style-name="Standard"><text:tab/>his goal is to show classical music is not dead </text:p>
      <text:p text:style-name="Standard"><text:tab/></text:p>
      <text:p text:style-name="Standard">DJ Christian </text:p>
      <text:p text:style-name="Standard"><text:tab/>Classical music is not dead</text:p>
      <text:p text:style-name="Standard"><text:tab/>compares himself to conductor</text:p>
      <text:p text:style-name="Standard"><text:tab/>complexity of classical music</text:p>
      <text:p text:style-name="Standard"><text:tab/>the community outreach of his music </text:p>
      <text:p text:style-name="Standard"/>
      <text:p text:style-name="Standard">Orchestra musicians </text:p>
      <text:p text:style-name="Standard"><text:tab/>Mosloff, Smith and Wang</text:p>
      <text:p text:style-name="Standard"><text:tab/><text:tab/>what they like the orchestra </text:p>
      <text:p text:style-name="Standard"><text:tab/><text:tab/>their path into the orchestra</text:p>
      <text:p text:style-name="Standard"/>
      <text:p text:style-name="Standard">Cello Player USF</text:p>
      <text:p text:style-name="Standard"><text:tab/>he talked about how his life is dedicated to his instrument</text:p>
      <text:p text:style-name="Standard"><text:tab/>he has a composing degree</text:p>
      <text:p text:style-name="Standard"><text:tab/></text:p>
      <text:p text:style-name="Standard">Highschool student </text:p>
      <text:p text:style-name="Standard"><text:tab/>Sam – hustles to get into music </text:p>
      <text:p text:style-name="Standard"><text:tab/></text:p>
      <text:p text:style-name="Standard">Woodson interviews</text:p>
      <text:p text:style-name="Standard"><text:tab/>Lowel - Cello player</text:p>
      <text:p text:style-name="Standard"><text:tab/>artist who did paintings for the museums </text:p>
      <text:p text:style-name="Standard"/>
      <text:p text:style-name="Standard">We need to find commonality</text:p>
      <text:p text:style-name="Standard"><text:tab/>put together bites and sections</text:p>
      <text:p text:style-name="Standard"><text:tab/><text:tab/>“WHY DO WE CARE” - focus on that </text:p>
      <text:p text:style-name="Standard"><text:tab/>Find what's important </text:p>
      <text:p text:style-name="Standard"><text:tab/><text:tab/>we are pretty much done shooting </text:p>
      <text:p text:style-name="Standard"><text:tab/><text:tab/></text:p>
      <text:p text:style-name="Standard">If we stick with Emotion and pop culture </text:p>
      <text:p text:style-name="Standard"><text:tab/>we will have a story </text:p>
      <text:p text:style-name="Standard"><text:tab/></text:p>
      <text:p text:style-name="Standard">SEGMENT PRODUCERS </text:p>
      <text:p text:style-name="Standard"><text:tab/>Francesco – JamiKay</text:p>
      <text:p text:style-name="Standard"><text:tab/><text:tab/>on time line, Transcription done</text:p>
      <text:p text:style-name="Standard"><text:tab/>Russell – Jeania</text:p>
      <text:p text:style-name="Standard"><text:tab/><text:tab/></text:p>
      <text:p text:style-name="Standard"><text:tab/></text:p>
      <text:p text:style-name="Standard"/>
      <text:p text:style-name="Standard"/>
      <text:p text:style-name="Standard">Lack of Conflict?</text:p>
      <text:p text:style-name="Standard"><text:tab/>We cannot assume the conflict </text:p>
      <text:p text:style-name="Standard"><text:soft-page-break/><text:tab/>this seems to be an issue that is holding us back </text:p>
      <text:p text:style-name="Standard"><text:tab/>Conclusion – this can help us wrap up the subject </text:p>
      <text:p text:style-name="Standard"><text:tab/></text:p>
      <text:p text:style-name="Standard"/>
      <text:p text:style-name="Standard">Make sure we are keeping the audience engaged </text:p>
      <text:p text:style-name="Standard"><text:tab/>we need to keep their attention so we cannot have interviews rambling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09:11:06</meta:creation-date>
    <dc:date>2017-04-07T10:54:26</dc:date>
    <meta:editing-duration>PT1H27M49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3" meta:paragraph-count="92" meta:word-count="407" meta:character-count="2410"/>
  </office:meta>
</office:document-meta>
</file>